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fc3" officeooo:paragraph-rsid="001b8fc3"/>
    </style:style>
    <style:style style:name="P2" style:family="paragraph" style:parent-style-name="Standard">
      <style:text-properties officeooo:rsid="001c6b07" officeooo:paragraph-rsid="001c6b07"/>
    </style:style>
    <style:style style:name="P3" style:family="paragraph" style:parent-style-name="Standard">
      <style:text-properties officeooo:rsid="001e3547" officeooo:paragraph-rsid="001e3547"/>
    </style:style>
    <style:style style:name="P4" style:family="paragraph" style:parent-style-name="Standard">
      <style:text-properties officeooo:rsid="001f259d" officeooo:paragraph-rsid="001f259d"/>
    </style:style>
    <style:style style:name="P5" style:family="paragraph" style:parent-style-name="Standard">
      <style:text-properties officeooo:rsid="0021f0b4" officeooo:paragraph-rsid="0021f0b4"/>
    </style:style>
    <style:style style:name="P6" style:family="paragraph" style:parent-style-name="Standard">
      <style:text-properties officeooo:rsid="001f259d" officeooo:paragraph-rsid="001f259d" fo:background-color="#ffff00"/>
    </style:style>
    <style:style style:name="P7" style:family="paragraph" style:parent-style-name="Standard">
      <style:text-properties officeooo:rsid="001f259d" officeooo:paragraph-rsid="00205437" fo:background-color="#ffff00"/>
    </style:style>
    <style:style style:name="P8" style:family="paragraph" style:parent-style-name="Standard">
      <style:text-properties officeooo:rsid="001f259d" officeooo:paragraph-rsid="002186cc" fo:background-color="#ffff00"/>
    </style:style>
    <style:style style:name="P9" style:family="paragraph" style:parent-style-name="Standard">
      <style:text-properties officeooo:rsid="00263e5d" officeooo:paragraph-rsid="00263e5d" fo:background-color="#ffff00"/>
    </style:style>
    <style:style style:name="P10" style:family="paragraph" style:parent-style-name="Standard">
      <style:text-properties officeooo:rsid="0023752a" officeooo:paragraph-rsid="0023752a"/>
    </style:style>
    <style:style style:name="P11" style:family="paragraph" style:parent-style-name="Standard">
      <style:text-properties officeooo:rsid="00256146" officeooo:paragraph-rsid="002561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c673" style:font-weight-asian="normal" style:font-weight-complex="normal"/>
    </style:style>
    <style:style style:name="T4" style:family="text">
      <style:text-properties fo:font-weight="normal" officeooo:rsid="00205437" style:font-weight-asian="normal" style:font-weight-complex="normal"/>
    </style:style>
    <style:style style:name="T5" style:family="text">
      <style:text-properties fo:font-weight="normal" officeooo:rsid="002186cc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5614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63e5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704bf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<text:span text:style-name="T1">window.onload</text:span> chama-se a função sem usar os ( ) de parâmetros porque o evento chama necessariamente uma função, mesmo, não precisa.</text:p>
      <text:p text:style-name="P1"/>
      <text:p text:style-name="P2">Se colocar o ( ) pode executar parte sim, parte dar erro, dá cagada. Sendo assim, não dá para passar parâmetros no <text:span text:style-name="T1">onload</text:span><text:span text:style-name="T2">. </text:span><text:span text:style-name="T3">Faz sentido porque não se pode passar na hora em que a página carrega.</text:span></text:p>
      <text:p text:style-name="P2"><text:span text:style-name="T3"/></text:p>
      <text:p text:style-name="P2"><text:span text:style-name="T3"/></text:p>
      <text:p text:style-name="P3"><text:span text:style-name="T3">Q</text:span><text:span text:style-name="T2">uando se vai usar o </text:span><text:span text:style-name="T1">onload</text:span><text:span text:style-name="T2"> pode-se colocar o script no &lt;head&gt;, porque aí ele vai executar tudo.</text:span></text:p>
      <text:p text:style-name="P3"><text:span text:style-name="T2"/></text:p>
      <text:p text:style-name="P6"><text:span text:style-name="T2">function sos( ) {</text:span></text:p>
      <text:p text:style-name="P7"><text:span text:style-name="T2"><text:tab/></text:span><text:span text:style-name="T4">document.body.style.backgroundColor = ‘red’;</text:span></text:p>
      <text:p text:style-name="P7"><text:span text:style-name="T4"><text:tab/>let p = document.createElement(‘p’);</text:span></text:p>
      <text:p text:style-name="P7"><text:span text:style-name="T4"><text:tab/>p.innerHTML = ‘SOS’;</text:span></text:p>
      <text:p text:style-name="P7"><text:span text:style-name="T4"><text:tab/>document.body.appendChild(p)</text:span></text:p>
      <text:p text:style-name="P8"><text:span text:style-name="T4"><text:tab/>p.style.textAlign = ‘center’;</text:span></text:p>
      <text:p text:style-name="P8"><text:span text:style-name="T4"><text:tab/></text:span><text:span text:style-name="T5">p.style.color = ‘white’;</text:span></text:p>
      <text:p text:style-name="P8"><text:span text:style-name="T5"><text:tab/>p.style.fontSize = ‘68px’;</text:span><text:span text:style-name="T2"><text:tab/></text:span></text:p>
      <text:p text:style-name="P6"><text:span text:style-name="T2">}</text:span></text:p>
      <text:p text:style-name="P4"><text:span text:style-name="T2"/></text:p>
      <text:p text:style-name="P5"><text:span text:style-name="T2">Quando você executa, embora tenha sido todo feito em js, a página ‘cria’ um html que reflete o que foi criado.</text:span></text:p>
      <text:p text:style-name="P5"><text:span text:style-name="T2"/></text:p>
      <text:p text:style-name="P10"><text:span text:style-name="T2"/></text:p>
      <text:p text:style-name="P10"><text:span text:style-name="T2">No </text:span><text:span text:style-name="T6">.addEventListener </text:span><text:span text:style-name="T8">também não se coloca o ( ). </text:span></text:p>
      <text:p text:style-name="P10"><text:span text:style-name="T9"/></text:p>
      <text:p text:style-name="P11"><text:span text:style-name="T8">Funções podem ser anônimas. </text:span><text:span text:style-name="T10">Podem ser passadas assim para o listener. </text:span></text:p>
      <text:p text:style-name="P11"><text:span text:style-name="T10"/></text:p>
      <text:p text:style-name="P9"><text:span text:style-name="T8">element</text:span><text:span text:style-name="T11">o</text:span><text:span text:style-name="T8">.addEventListener(‘evento’, function (){</text:span></text:p>
      <text:p text:style-name="P9"><text:span text:style-name="T8"><text:tab/>código</text:span></text:p>
      <text:p text:style-name="P9"><text:span text:style-name="T8">}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6:44:36.569464464</meta:creation-date>
    <dc:date>2022-08-29T17:21:34.617764064</dc:date>
    <meta:editing-duration>PT36M55S</meta:editing-duration>
    <meta:editing-cycles>13</meta:editing-cycles>
    <meta:generator>LibreOffice/7.3.5.2$Linux_X86_64 LibreOffice_project/30$Build-2</meta:generator>
    <meta:document-statistic meta:table-count="0" meta:image-count="0" meta:object-count="0" meta:page-count="1" meta:paragraph-count="18" meta:word-count="148" meta:character-count="942" meta:non-whitespace-character-count="801"/>
  </office:meta>
</office:document-meta>
</file>